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table:number-columns-repeated="4"/>
        </table:table-row>
        <table:table-row table:style-name="ro3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2">
          <table:table-cell/>
          <table:table-cell table:style-name="ce4" office:value-type="string">
            <text:p>[a.firstname;block=table:table-row]</text:p>
          </table:table-cell>
          <table:table-cell table:style-name="ce7" office:value-type="string">
            <text:p>[a.name]</text:p>
          </table:table-cell>
          <table:table-cell table:style-name="ce8" office:value-type="string">
            <text:p>[a.number]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" office:value-type="string">
            <text:p>Exampe #2: change the type data in a cell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4">
          <table:table-cell/>
          <table:table-cell table:style-name="ce5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6" office:value-type="string">
            <text:p>Type of data</text:p>
          </table:table-cell>
          <table:table-cell table:style-name="ce6" office:value-type="string">
            <text:p>Parameter ope</text:p>
          </table:table-cell>
          <table:table-cell table:style-name="ce6" office:value-type="string">
            <text:p>Example</text:p>
          </table:table-cell>
        </table:table-row>
        <table:table-row table:style-name="ro2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9" office:value-type="string">
            <text:p>[onshow.x_num;ope=odsNum]</text:p>
          </table:table-cell>
        </table:table-row>
        <table:table-row table:style-name="ro2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0" office:value-type="string">
            <text:p>[onshow.x_num;ope=odsCurr]</text:p>
          </table:table-cell>
        </table:table-row>
        <table:table-row table:style-name="ro2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11" office:value-type="string">
            <text:p>[onshow.x_pc;ope=odsPercent]</text:p>
          </table:table-cell>
        </table:table-row>
        <table:table-row table:style-name="ro2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12" office:value-type="string">
            <text:p>[onshow.x_bt;ope=odsBool]</text:p>
          </table:table-cell>
        </table:table-row>
        <table:table-row table:style-name="ro2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13" office:value-type="string">
            <text:p>[onshow.x_dt;ope=odsDate]</text:p>
          </table:table-cell>
        </table:table-row>
        <table:table-row table:style-name="ro2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14" office:value-type="string">
            <text:p>[onshow.x_dt;ope=odsTime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/02/2011</text:date>, <text:time>14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09-10-28T22:20:28</meta:creation-date>
    <dc:date>2011-02-10T14:12:34.14</dc:date>
    <meta:editing-cycles>32</meta:editing-cycles>
    <meta:editing-duration>PT32M50S</meta:editing-duration>
    <dc:creator>Vincent </dc:creator>
    <meta:document-statistic meta:table-count="2" meta:cell-count="37" meta:object-count="0"/>
    <meta:user-defined meta:name="Info 1"/>
    <meta:user-defined meta:name="Info 2"/>
    <meta:user-defined meta:name="Info 3"/>
    <meta:user-defined meta:name="Info 4"/>
  </office:meta>
</office:document-meta>
</file>